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hwin Vaidya</text:p>
      <text:p text:style-name="P1">2020230</text:p>
      <text:p text:style-name="P1">S1</text:p>
      <text:p text:style-name="Standard">//---------------Source.cpp--------------------------------</text:p>
      <text:p text:style-name="Standard">#include &lt;iostream&gt;</text:p>
      <text:p text:style-name="Standard">#include "quadratic.h"</text:p>
      <text:p text:style-name="Standard"></text:p>
      <text:p text:style-name="Standard">using namespace std;</text:p>
      <text:p text:style-name="Standard"></text:p>
      <text:p text:style-name="Standard">int main()</text:p>
      <text:p text:style-name="Standard">{</text:p>
      <text:p text:style-name="Standard"><text:s text:c="3"/>char inp;</text:p>
      <text:p text:style-name="Standard"><text:s text:c="3"/>Quadratic Qno1, Qno2;</text:p>
      <text:p text:style-name="Standard"><text:s text:c="3"/>cout&lt;&lt;"Enter a quadratic nomber: \n";</text:p>
      <text:p text:style-name="Standard"><text:s text:c="3"/>cin&gt;&gt;Qno1;</text:p>
      <text:p text:style-name="Standard"><text:s text:c="3"/>cout&lt;&lt;"Input equation is: "&lt;&lt;Qno1&lt;&lt;endl;</text:p>
      <text:p text:style-name="Standard"><text:s text:c="3"/>do</text:p>
      <text:p text:style-name="Standard"><text:s text:c="3"/>{</text:p>
      <text:p text:style-name="Standard"><text:s text:c="4"/>cout&lt;&lt;"1. Add another quadratic number to it\n";</text:p>
      <text:p text:style-name="Standard"><text:s text:c="4"/>cout&lt;&lt;"2. Compute for a value of x\n";</text:p>
      <text:p text:style-name="Standard"><text:s text:c="4"/>cout&lt;&lt;"3. Find the value of x\n";</text:p>
      <text:p text:style-name="Standard"><text:s text:c="4"/>cin&gt;&gt;inp;</text:p>
      <text:p text:style-name="Standard"><text:s text:c="4"/>switch(inp)</text:p>
      <text:p text:style-name="Standard"><text:s text:c="4"/>{</text:p>
      <text:p text:style-name="Standard"><text:s text:c="5"/>case '1':</text:p>
      <text:p text:style-name="Standard"><text:s text:c="8"/>cin&gt;&gt;Qno2;</text:p>
      <text:p text:style-name="Standard"><text:s text:c="8"/>Qno1= Qno1 + Qno2;</text:p>
      <text:p text:style-name="Standard"><text:s text:c="8"/>cout&lt;&lt;"New equation is"&lt;&lt;Qno1;</text:p>
      <text:p text:style-name="Standard"><text:s text:c="8"/>break;</text:p>
      <text:p text:style-name="Standard"><text:s text:c="5"/>case '2':</text:p>
      <text:p text:style-name="Standard"><text:s text:c="8"/>Qno1.Eval();</text:p>
      <text:p text:style-name="Standard"><text:s text:c="8"/>break;</text:p>
      <text:p text:style-name="Standard"><text:s text:c="5"/>case '3':</text:p>
      <text:p text:style-name="Standard"><text:s text:c="8"/>Qno1.ValueOfX();</text:p>
      <text:p text:style-name="Standard"><text:s text:c="8"/>break;</text:p>
      <text:p text:style-name="Standard"><text:s text:c="5"/>default:</text:p>
      <text:p text:style-name="Standard"><text:s text:c="8"/>cout&lt;&lt;"Enter a valid option";</text:p>
      <text:p text:style-name="Standard"><text:s text:c="8"/>break; <text:s text:c="3"/></text:p>
      <text:p text:style-name="Standard"><text:s text:c="4"/>}</text:p>
      <text:p text:style-name="Standard"><text:s text:c="4"/>cout&lt;&lt;"Do you want to continue?(y) ";</text:p>
      <text:p text:style-name="Standard"><text:s text:c="4"/>cin&gt;&gt;inp;</text:p>
      <text:p text:style-name="Standard"><text:s text:c="3"/>}while(inp=='y');</text:p>
      <text:p text:style-name="Standard"></text:p>
      <text:p text:style-name="Standard"><text:s text:c="3"/>return 0;</text:p>
      <text:p text:style-name="Standard">}</text:p>
      <text:p text:style-name="Standard">//----------------Quadratic.h-------------------------------</text:p>
      <text:p text:style-name="Standard">#ifndef QUADRATIC_H</text:p>
      <text:p text:style-name="Standard">#define QUADRATIC_H</text:p>
      <text:p text:style-name="Standard">#include &lt;iostream&gt;</text:p>
      <text:p text:style-name="Standard">using namespace std;</text:p>
      <text:p text:style-name="Standard"></text:p>
      <text:p text:style-name="Standard"><text:soft-page-break/>class Quadratic</text:p>
      <text:p text:style-name="Standard">{</text:p>
      <text:p text:style-name="Standard"><text:s text:c="2"/>private:</text:p>
      <text:p text:style-name="Standard"><text:s text:c="4"/>int a,b,c;</text:p>
      <text:p text:style-name="Standard"><text:s text:c="2"/>public:</text:p>
      <text:p text:style-name="Standard"><text:s text:c="4"/>Quadratic();</text:p>
      <text:p text:style-name="Standard"><text:s text:c="4"/>Quadratic operator+(Quadratic);</text:p>
      <text:p text:style-name="Standard"><text:s text:c="4"/>friend istream&amp;operator&gt;&gt;(istream&amp;, Quadratic &amp;);</text:p>
      <text:p text:style-name="Standard"><text:s text:c="4"/>friend ostream&amp;operator&lt;&lt;(ostream&amp; , Quadratic &amp;);</text:p>
      <text:p text:style-name="Standard"><text:s text:c="4"/>void Eval();</text:p>
      <text:p text:style-name="Standard"><text:s text:c="4"/>void ValueOfX();</text:p>
      <text:p text:style-name="Standard">};</text:p>
      <text:p text:style-name="Standard"></text:p>
      <text:p text:style-name="Standard"></text:p>
      <text:p text:style-name="Standard">#endif</text:p>
      <text:p text:style-name="Standard">//---------------------------------Quadratic.cpp----------------------------</text:p>
      <text:p text:style-name="Standard">#include "quadratic.h"</text:p>
      <text:p text:style-name="Standard">#include &lt;math.h&gt;</text:p>
      <text:p text:style-name="Standard">Quadratic::Quadratic()</text:p>
      <text:p text:style-name="Standard">{</text:p>
      <text:p text:style-name="Standard"><text:tab/>a=0, b=0, c=0;</text:p>
      <text:p text:style-name="Standard">}</text:p>
      <text:p text:style-name="Standard"></text:p>
      <text:p text:style-name="Standard">Quadratic Quadratic::operator+(Quadratic x)</text:p>
      <text:p text:style-name="Standard">{</text:p>
      <text:p text:style-name="Standard"><text:s text:c="6"/>Quadratic temp;</text:p>
      <text:p text:style-name="Standard"><text:s text:c="6"/>temp.a = a + x.a; temp.b = b+ x.b; temp.c = c+ x.c;</text:p>
      <text:p text:style-name="Standard"><text:s text:c="6"/>return temp;</text:p>
      <text:p text:style-name="Standard">}</text:p>
      <text:p text:style-name="Standard"></text:p>
      <text:p text:style-name="Standard">istream&amp;operator&gt;&gt;(istream&amp; ins, Quadratic &amp;x)</text:p>
      <text:p text:style-name="Standard">{</text:p>
      <text:p text:style-name="Standard"><text:s text:c="3"/>cout&lt;&lt;"Enter a: ";</text:p>
      <text:p text:style-name="Standard"><text:s text:c="3"/>ins&gt;&gt;x.a;</text:p>
      <text:p text:style-name="Standard"><text:s text:c="3"/>cout&lt;&lt;"Enter b: ";</text:p>
      <text:p text:style-name="Standard"><text:s text:c="3"/>ins&gt;&gt;x.b;</text:p>
      <text:p text:style-name="Standard"><text:s text:c="3"/>cout&lt;&lt;"Enter c: ";</text:p>
      <text:p text:style-name="Standard"><text:s text:c="3"/>ins&gt;&gt;x.c;</text:p>
      <text:p text:style-name="Standard"><text:s text:c="3"/>return ins;</text:p>
      <text:p text:style-name="Standard">}</text:p>
      <text:p text:style-name="Standard"></text:p>
      <text:p text:style-name="Standard">ostream&amp;operator&lt;&lt;(ostream&amp; out , Quadratic &amp;y)</text:p>
      <text:p text:style-name="Standard">{</text:p>
      <text:p text:style-name="Standard"><text:s text:c="2"/></text:p>
      <text:p text:style-name="Standard"><text:s text:c="2"/>out&lt;&lt;y.a;</text:p>
      <text:p text:style-name="Standard"><text:s text:c="2"/>cout&lt;&lt;"x^2 + ";</text:p>
      <text:p text:style-name="Standard"><text:s text:c="2"/>out&lt;&lt;y.b;</text:p>
      <text:p text:style-name="Standard"><text:s text:c="2"/>cout&lt;&lt;"x + ";</text:p>
      <text:p text:style-name="Standard"><text:s text:c="2"/>out&lt;&lt;y.c;</text:p>
      <text:p text:style-name="Standard"><text:s text:c="2"/>return out;</text:p>
      <text:p text:style-name="Standard">}</text:p>
      <text:p text:style-name="Standard"></text:p>
      <text:p text:style-name="Standard"><text:soft-page-break/>void Quadratic::Eval()</text:p>
      <text:p text:style-name="Standard">{</text:p>
      <text:p text:style-name="Standard"><text:s text:c="3"/>int xVal;</text:p>
      <text:p text:style-name="Standard"><text:s text:c="3"/>cout&lt;&lt;"Enter a value of x to calculate the value of polynomial: ";</text:p>
      <text:p text:style-name="Standard"><text:s text:c="3"/>cin&gt;&gt;xVal;</text:p>
      <text:p text:style-name="Standard"><text:s text:c="3"/>cout&lt;&lt;"Value of polynomial is: ";</text:p>
      <text:p text:style-name="Standard"><text:s text:c="3"/>cout&lt;&lt;a*xVal*xVal + b*xVal +c&lt;&lt;endl;</text:p>
      <text:p text:style-name="Standard">}</text:p>
      <text:p text:style-name="Standard">void Quadratic::ValueOfX()</text:p>
      <text:p text:style-name="Standard">{</text:p>
      <text:p text:style-name="Standard"><text:s text:c="2"/>float D = b*b-4*a*c;</text:p>
      <text:p text:style-name="Standard"><text:s text:c="2"/>if(D&lt;0)</text:p>
      <text:p text:style-name="Standard"><text:s text:c="4"/>cout&lt;&lt;"Cannot be sloved! It has imaginary roots\n";</text:p>
      <text:p text:style-name="Standard"><text:s text:c="2"/>else if(D==0)</text:p>
      <text:p text:style-name="Standard"><text:s text:c="4"/>cout&lt;&lt;"x1 = x2 = "&lt;&lt;-b/(2*a);</text:p>
      <text:p text:style-name="Standard"><text:s text:c="2"/>else</text:p>
      <text:p text:style-name="Standard"><text:s text:c="4"/>{</text:p>
      <text:p text:style-name="Standard"><text:s text:c="6"/>cout&lt;&lt;"x1 = "&lt;&lt;(-b+sqrt(D))/(2*a)&lt;&lt;endl;</text:p>
      <text:p text:style-name="Standard"><text:s text:c="6"/>cout&lt;&lt;"x2 = "&lt;&lt;(-b-sqrt(D))/(2*a)&lt;&lt;endl;</text:p>
      <text:p text:style-name="Standard"><text:s text:c="4"/>}</text:p>
      <text:p text:style-name="Standard">}</text:p>
      <text:p text:style-name="Standard">//------------------Output---------------------------</text:p>
      <text:p text:style-name="Standard">Enter a quadratic nomber: </text:p>
      <text:p text:style-name="Standard">Enter a: 1</text:p>
      <text:p text:style-name="Standard">Enter b: -2</text:p>
      <text:p text:style-name="Standard">Enter c: 1</text:p>
      <text:p text:style-name="Standard">Input equation is: 1x^2 + -2x + 1</text:p>
      <text:p text:style-name="Standard">1. Add another quadratic number to it</text:p>
      <text:p text:style-name="Standard">2. Compute for a value of x</text:p>
      <text:p text:style-name="Standard">3. Find the value of x</text:p>
      <text:p text:style-name="Standard">2</text:p>
      <text:p text:style-name="Standard">Enter a value of x to calculate the value of polynomial: 2</text:p>
      <text:p text:style-name="Standard">Value of polynomial is: 1</text:p>
      <text:p text:style-name="Standard">Do you want to continue?(y) y</text:p>
      <text:p text:style-name="Standard">1. Add another quadratic number to it</text:p>
      <text:p text:style-name="Standard">2. Compute for a value of x</text:p>
      <text:p text:style-name="Standard">3. Find the value of x</text:p>
      <text:p text:style-name="Standard">3</text:p>
      <text:p text:style-name="Standard">x1 = x2 = 1Do you want to continue?(y) y</text:p>
      <text:p text:style-name="Standard">1. Add another quadratic number to it</text:p>
      <text:p text:style-name="Standard">2. Compute for a value of x</text:p>
      <text:p text:style-name="Standard">3. Find the value of x</text:p>
      <text:p text:style-name="Standard">1</text:p>
      <text:p text:style-name="Standard">Enter a: -1</text:p>
      <text:p text:style-name="Standard">Enter b: 2</text:p>
      <text:p text:style-name="Standard">Enter c: 1</text:p>
      <text:p text:style-name="Standard">New equation is0x^2 + 0x + 2Do you want to continue?(y) 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04 </meta:initial-creator>
    <meta:creation-date>2016-08-01T09:03:02</meta:creation-date>
    <dc:date>2016-08-01T09:12:19</dc:date>
    <dc:creator>MICRO04 </dc:creator>
    <meta:editing-duration>PT7M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150" meta:word-count="401" meta:character-count="3048" meta:non-whitespace-character-count="2345"/>
  </office:meta>
</office:document-meta>
</file>